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5.465cm" fo:min-width="5.215cm"/>
    </style:style>
    <style:style style:name="gr2" style:family="graphic" style:parent-style-name="standard">
      <style:graphic-properties draw:fill-color="#0000ff" draw:textarea-horizontal-align="justify" draw:textarea-vertical-align="middle" draw:auto-grow-height="false" fo:min-height="2.596cm" fo:min-width="2.346cm"/>
    </style:style>
    <style:style style:name="gr3" style:family="graphic" style:parent-style-name="standard">
      <style:graphic-properties svg:stroke-color="#ff0000" draw:fill-color="#ff0000" draw:textarea-horizontal-align="justify" draw:textarea-vertical-align="middle" draw:auto-grow-height="false" fo:min-height="1.105cm" fo:min-width="2.04cm"/>
    </style:style>
    <style:style style:name="gr4" style:family="graphic" style:parent-style-name="standard">
      <style:graphic-properties svg:stroke-color="#ff0000" draw:fill-color="#ffffff" draw:textarea-horizontal-align="justify" draw:textarea-vertical-align="middle" draw:auto-grow-height="false" fo:min-height="0.756cm" fo:min-width="0.489cm"/>
    </style:style>
    <style:style style:name="gr5" style:family="graphic" style:parent-style-name="standard">
      <style:graphic-properties draw:fill-color="#0000ff" draw:textarea-horizontal-align="justify" draw:textarea-vertical-align="middle" draw:auto-grow-height="false" fo:min-height="0.627cm" fo:min-width="0.377cm"/>
    </style:style>
    <style:style style:name="gr6" style:family="graphic" style:parent-style-name="standard">
      <style:graphic-properties svg:stroke-color="#ff0000" draw:fill-color="#ff0000" draw:textarea-horizontal-align="justify" draw:textarea-vertical-align="middle" draw:auto-grow-height="false" fo:min-height="0.089cm" fo:min-width="0.136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893cm" fo:min-width="2.294cm"/>
    </style:style>
    <style:style style:name="gr8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513cm"/>
    </style:style>
    <style:style style:name="P1" style:family="paragraph">
      <loext:graphic-properties draw:fill="solid" draw:fill-color="#dddddd"/>
      <style:paragraph-properties fo:text-align="center"/>
      <style:text-properties fo:background-color="#dddddd"/>
    </style:style>
    <style:style style:name="P2" style:family="paragraph">
      <loext:graphic-properties draw:fill-color="#0000ff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5.715cm" svg:x="1.762cm" svg:y="3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69cm" svg:height="5.69cm" svg:x="1.762cm" svg:y="3.7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5.08cm" svg:height="4.064cm" draw:transform="rotate (-1.5707963267949) translate (7.392cm 4.12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1.397cm" svg:height="1.422cm" svg:x="3.921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753cm" svg:height="1.753cm" svg:x="15.827cm" svg:y="8.5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3" draw:layer="layout" svg:width="1.27cm" svg:height="1.016cm" draw:transform="rotate (-1.5707963267949) translate (14.659cm 8.75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6" draw:layer="layout" svg:width="3.048cm" svg:height="1.397cm" svg:x="9.325cm" svg:y="3.286cm">
          <text:p text:style-name="P5"><text:span text:style-name="T1">Group</text:span></text:p>
          <text:p text:style-name="P5"><text:span text:style-name="T1">on Line 6</text:span></text:p>
          <draw:enhanced-geometry svg:viewBox="0 0 21600 21600" draw:path-stretchpoint-x="10800" draw:path-stretchpoint-y="10800" draw:text-areas="?f3 ?f4 ?f5 ?f6" draw:type="round-rectangle" draw:modifiers="6721.678321678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.048cm" svg:height="1.397cm" svg:x="12.351cm" svg:y="5.765cm">
          <text:p text:style-name="P5"><text:span text:style-name="T1">Group</text:span></text:p>
          <text:p text:style-name="P5"><text:span text:style-name="T1">on Line 3</text:span></text:p>
          <draw:enhanced-geometry svg:viewBox="0 0 21600 21600" draw:path-stretchpoint-x="10800" draw:path-stretchpoint-y="10800" draw:text-areas="?f3 ?f4 ?f5 ?f6" draw:type="round-rectangle" draw:modifiers="6721.678321678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397cm" svg:height="1.422cm" svg:x="10.087cm" svg:y="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8" draw:text-style-name="P7" draw:layer="layout" svg:x1="9.452cm" svg:y1="5.445cm" svg:x2="18.723cm" svg:y2="5.445cm">
            <text:p/>
          </draw:line>
          <draw:line draw:style-name="gr8" draw:text-style-name="P7" draw:layer="layout" svg:x1="9.453cm" svg:y1="7.445cm" svg:x2="18.724cm" svg:y2="7.445cm">
            <text:p/>
          </draw:line>
          <draw:line draw:style-name="gr8" draw:text-style-name="P7" draw:layer="layout" svg:x1="9.452cm" svg:y1="5.445cm" svg:x2="9.452cm" svg:y2="7.477cm">
            <text:p/>
          </draw:line>
        </draw:g>
        <draw:g>
          <draw:line draw:style-name="gr8" draw:text-style-name="P7" draw:layer="layout" svg:x1="12.881cm" svg:y1="8.345cm" svg:x2="18.723cm" svg:y2="8.345cm">
            <text:p/>
          </draw:line>
          <draw:line draw:style-name="gr8" draw:text-style-name="P7" draw:layer="layout" svg:x1="12.882cm" svg:y1="10.345cm" svg:x2="18.724cm" svg:y2="10.345cm">
            <text:p/>
          </draw:line>
          <draw:line draw:style-name="gr8" draw:text-style-name="P7" draw:layer="layout" svg:x1="12.881cm" svg:y1="8.345cm" svg:x2="12.881cm" svg:y2="10.377cm">
            <text:p/>
          </draw:line>
        </draw:g>
        <draw:line draw:style-name="gr9" draw:text-style-name="P7" draw:layer="layout" svg:x1="10.849cm" svg:y1="4.683cm" svg:x2="10.849cm" svg:y2="5.445cm">
          <text:p/>
        </draw:line>
        <draw:line draw:style-name="gr9" draw:text-style-name="P7" draw:layer="layout" svg:x1="14.024cm" svg:y1="7.096cm" svg:x2="14.024cm" svg:y2="8.366cm">
          <text:p/>
        </draw:line>
        <draw:frame draw:style-name="gr10" draw:text-style-name="P8" draw:layer="layout" svg:width="4.445cm" svg:height="0.763cm" svg:x="12.303cm" svg:y="4.683cm">
          <draw:text-box>
            <text:p><text:span text:style-name="T2">Stack in G6</text:span></text:p>
          </draw:text-box>
        </draw:frame>
        <draw:frame draw:style-name="gr10" draw:text-style-name="P8" draw:layer="layout" svg:width="4.445cm" svg:height="0.763cm" svg:x="14.304cm" svg:y="7.684cm">
          <draw:text-box>
            <text:p><text:span text:style-name="T2">Stack in G3</text:span></text:p>
          </draw:text-box>
        </draw:frame>
        <draw:frame draw:style-name="gr10" draw:text-style-name="P8" draw:layer="layout" svg:width="4.445cm" svg:height="0.763cm" svg:x="3.54cm" svg:y="2.904cm">
          <draw:text-box>
            <text:p><text:span text:style-name="T2">Expected output:</text:span></text:p>
          </draw:text-box>
        </draw:frame>
        <draw:frame draw:style-name="gr10" draw:text-style-name="P8" draw:layer="layout" svg:width="1.651cm" svg:height="0.763cm" svg:x="1.381cm" svg:y="3.031cm">
          <draw:text-box>
            <text:p><text:span text:style-name="T2">(0,0)</text:span></text:p>
          </draw:text-box>
        </draw:frame>
        <draw:frame draw:style-name="gr10" draw:text-style-name="P8" draw:layer="layout" svg:width="2.599cm" svg:height="0.763cm" svg:x="6.402cm" svg:y="9.382cm">
          <draw:text-box>
            <text:p><text:span text:style-name="T2">(100,100)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13T20:56:41.160000000</meta:creation-date>
    <dc:date>2020-10-14T09:20:14.288000000</dc:date>
    <meta:editing-duration>PT29M23S</meta:editing-duration>
    <meta:editing-cycles>7</meta:editing-cycles>
    <meta:generator>LibreOffice/6.3.2.2$Windows_X86_64 LibreOffice_project/98b30e735bda24bc04ab42594c85f7fd8be07b9c</meta:generator>
    <meta:document-statistic meta:object-count="24"/>
  </office:meta>
</office:document-meta>
</file>